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4cd5" officeooo:paragraph-rsid="000b4cd5"/>
    </style:style>
    <style:style style:name="P2" style:family="paragraph" style:parent-style-name="Standard">
      <style:text-properties officeooo:paragraph-rsid="000b4cd5"/>
    </style:style>
    <style:style style:name="P3" style:family="paragraph" style:parent-style-name="Preformatted_20_Text">
      <style:text-properties officeooo:rsid="000b4cd5" officeooo:paragraph-rsid="000b4cd5"/>
    </style:style>
    <style:style style:name="P4" style:family="paragraph" style:parent-style-name="Preformatted_20_Text">
      <style:text-properties officeooo:rsid="000c6a73" officeooo:paragraph-rsid="000c6a73"/>
    </style:style>
    <style:style style:name="P5" style:family="paragraph" style:parent-style-name="Preformatted_20_Text">
      <style:text-properties fo:font-weight="bold" officeooo:rsid="000c6a73" officeooo:paragraph-rsid="000c6a73" style:font-weight-asian="bold" style:font-weight-complex="bold"/>
    </style:style>
    <style:style style:name="P6" style:family="paragraph" style:parent-style-name="Preformatted_20_Text">
      <style:text-properties fo:font-weight="bold" officeooo:rsid="000e2095" officeooo:paragraph-rsid="000e2095" style:font-weight-asian="bold" style:font-weight-complex="bold"/>
    </style:style>
    <style:style style:name="P7" style:family="paragraph" style:parent-style-name="Preformatted_20_Text">
      <style:text-properties fo:font-weight="bold" officeooo:rsid="00101691" officeooo:paragraph-rsid="00101691" style:font-weight-asian="bold" style:font-weight-complex="bold"/>
    </style:style>
    <style:style style:name="P8" style:family="paragraph" style:parent-style-name="Preformatted_20_Text">
      <style:text-properties fo:font-weight="normal" officeooo:rsid="000e2095" officeooo:paragraph-rsid="000e2095" style:font-weight-asian="normal" style:font-weight-complex="normal"/>
    </style:style>
    <style:style style:name="P9" style:family="paragraph" style:parent-style-name="Preformatted_20_Text">
      <style:text-properties fo:font-weight="normal" officeooo:rsid="00101691" officeooo:paragraph-rsid="00101691" style:font-weight-asian="normal" style:font-weight-complex="normal"/>
    </style:style>
    <style:style style:name="P10" style:family="paragraph" style:parent-style-name="Preformatted_20_Text">
      <style:text-properties fo:font-weight="normal" officeooo:rsid="00113db5" officeooo:paragraph-rsid="00113db5" style:font-weight-asian="normal" style:font-weight-complex="normal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101691" officeooo:paragraph-rsid="00101691" style:font-weight-asian="normal" style:font-weight-complex="normal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113db5" officeooo:paragraph-rsid="00113db5" style:font-weight-asian="normal" style:font-weight-complex="normal"/>
    </style:style>
    <style:style style:name="P14" style:family="paragraph" style:parent-style-name="Preformatted_20_Text">
      <style:paragraph-properties fo:margin-left="1.251cm" fo:margin-right="0cm" fo:text-indent="0cm" style:auto-text-indent="false" fo:padding="0.049cm" fo:border="0.06pt solid #000000" style:shadow="none" style:writing-mode="page"/>
      <style:text-properties fo:font-weight="normal" officeooo:rsid="00101691" officeooo:paragraph-rsid="00101691" style:font-weight-asian="normal" style:font-weight-complex="normal"/>
    </style:style>
    <style:style style:name="P15" style:family="paragraph" style:parent-style-name="Preformatted_20_Text">
      <style:paragraph-properties fo:margin-left="1.251cm" fo:margin-right="0cm" fo:text-indent="0cm" style:auto-text-indent="false" fo:padding="0.049cm" fo:border="0.06pt solid #000000" style:shadow="none" style:writing-mode="page"/>
      <style:text-properties fo:font-weight="normal" officeooo:rsid="00101691" officeooo:paragraph-rsid="00113db5" style:font-weight-asian="normal" style:font-weight-complex="normal"/>
    </style:style>
    <style:style style:name="T1" style:family="text">
      <style:text-properties officeooo:rsid="000b4c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cd5" style:font-weight-asian="bold" style:font-weight-complex="bold"/>
    </style:style>
    <style:style style:name="T4" style:family="text">
      <style:text-properties fo:font-weight="bold" officeooo:rsid="0015a5df" style:font-weight-asian="bold" style:font-weight-complex="bold"/>
    </style:style>
    <style:style style:name="T5" style:family="text">
      <style:text-properties officeooo:rsid="00101691"/>
    </style:style>
    <style:style style:name="T6" style:family="text">
      <style:text-properties officeooo:rsid="00113db5"/>
    </style:style>
    <style:style style:name="T7" style:family="text">
      <style:text-properties officeooo:rsid="00119e26"/>
    </style:style>
    <style:style style:name="T8" style:family="text">
      <style:text-properties officeooo:rsid="00130ecb"/>
    </style:style>
    <style:style style:name="T9" style:family="text">
      <style:text-properties officeooo:rsid="0014f543"/>
    </style:style>
    <style:style style:name="T10" style:family="text">
      <style:text-properties officeooo:rsid="00161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rchitecture of FF</text:span><text:span text:style-name="T4">L</text:span><text:span text:style-name="T3">SAS</text:span><text:span text:style-name="T1">3</text:span></text:p>
      <text:p text:style-name="P1"/>
      <text:p text:style-name="P1"/>
      <text:p text:style-name="P1">the structure of a Symfony3 application is:</text:p>
      <text:p text:style-name="P1"/>
      <text:p text:style-name="P3">FFLSAS3/</text:p>
      <text:p text:style-name="Preformatted_20_Text">├─ app/</text:p>
      <text:p text:style-name="Preformatted_20_Text">│ <text:s/>├─ config/</text:p>
      <text:p text:style-name="Preformatted_20_Text">│ <text:s/>└─ Resources/</text:p>
      <text:p text:style-name="Preformatted_20_Text">├─ bin</text:p>
      <text:p text:style-name="Preformatted_20_Text">│ <text:s/>└─ console</text:p>
      <text:p text:style-name="Preformatted_20_Text">├─ src/</text:p>
      <text:p text:style-name="Preformatted_20_Text">│ <text:s/>└─ AppBundle/</text:p>
      <text:p text:style-name="Preformatted_20_Text">├─ var/</text:p>
      <text:p text:style-name="Preformatted_20_Text">│ <text:s/>├─ cache/</text:p>
      <text:p text:style-name="Preformatted_20_Text">│ <text:s/>├─ logs/</text:p>
      <text:p text:style-name="Preformatted_20_Text">│ <text:s/>└─ sessions</text:p>
      <text:p text:style-name="Preformatted_20_Text">├─ tests/</text:p>
      <text:p text:style-name="Preformatted_20_Text">│ <text:s/>└─ AppBundle/</text:p>
      <text:p text:style-name="Preformatted_20_Text">├─ vendor/</text:p>
      <text:p text:style-name="P11">└─ web/</text:p>
      <text:p text:style-name="P3"/>
      <text:p text:style-name="P3"><text:span text:style-name="T2">/app/resources/views</text:span> <text:s text:c="2"/>contains html.twig instructions for page layout</text:p>
      <text:p text:style-name="P3"/>
      <text:p text:style-name="P3"><text:span text:style-name="T2">src/appbundle/entity</text:span> <text:s text:c="2"/>contains dat<text:span text:style-name="T10">a </text:span>object definitions, mai<text:span text:style-name="T10">n</text:span>ly fi<text:span text:style-name="T10">elds</text:span> match<text:span text:style-name="T10">i</text:span>ng the database table of the same name, plus some extra fields eg person.label contain<text:span text:style-name="T10">in</text:span>g data calculated after retrieval from the db.</text:p>
      <text:p text:style-name="P3"/>
      <text:p text:style-name="P3"><text:span text:style-name="T2">src/appbundle/repository</text:span> <text:s/>contains php code for the database access</text:p>
      <text:p text:style-name="P3"/>
      <text:p text:style-name="P3"><text:span text:style-name="T2">src/appbundle/controller</text:span> <text:s text:c="3"/>co<text:span text:style-name="T10">n</text:span>tains all the functionality associated with each page.</text:p>
      <text:p text:style-name="P3"/>
      <text:p text:style-name="P3"><text:span text:style-name="T2">src/appbundle/forms </text:span>contains the definition of form fields, the layout of the form on the screen is in a .../view file and the processing is in a ../controller</text:p>
      <text:p text:style-name="P3"/>
      <text:p text:style-name="P3"/>
      <text:p text:style-name="P5">src/appbundle/eventlistener</text:p>
      <text:p text:style-name="P5">src/appbundle/myclasses</text:p>
      <text:p text:style-name="P5">src/appbundle/service</text:p>
      <text:p text:style-name="P4">contain special/shared pieces of code.</text:p>
      <text:p text:style-name="P4"/>
      <text:p text:style-name="P4"/>
      <text:p text:style-name="P5">web/css</text:p>
      <text:p text:style-name="P5">wed/js</text:p>
      <text:p text:style-name="P8">contain css and javscript fro the styling of the user interface.</text:p>
      <text:p text:style-name="P8"/>
      <text:p text:style-name="P6">we<text:span text:style-name="T5">b</text:span>/newimages</text:p>
      <text:p text:style-name="P6">web/kml</text:p>
      <text:p text:style-name="P8">contain uploads images and maps</text:p>
      <text:p text:style-name="P8"/>
      <text:p text:style-name="P9"><text:span text:style-name="T2">app/config/parameters.yml</text:span> </text:p>
      <text:p text:style-name="P9">contains the main elements which need changing in moving server.</text:p>
      <text:p text:style-name="P9"/>
      <text:p text:style-name="P9"><text:span text:style-name="T2">app/config/routing.yml</text:span> </text:p>
      <text:p text:style-name="P9"><text:span text:style-name="T2">app/config/security.yml</text:span> </text:p>
      <text:p text:style-name="P9">instructs which controller to use to implement each possible url, any other url will be rejected leading to an error.</text:p>
      <text:p text:style-name="P9"/>
      <text:p text:style-name="P9"/>
      <text:p text:style-name="P9"><text:soft-page-break/></text:p>
      <text:p text:style-name="P7">For example the url </text:p>
      <text:p text:style-name="P9"/>
      <text:p text:style-name="P12"><text:span text:style-name="T10">http://</text:span>fflsas3/../admin/person/detail/123</text:p>
      <text:p text:style-name="P9"/>
      <text:p text:style-name="P9"><text:span text:style-name="T9">W</text:span>ill ca<text:span text:style-name="T9">use</text:span> the following action<text:span text:style-name="T9">s:</text:span></text:p>
      <text:p text:style-name="P9"/>
      <text:p text:style-name="P9"><text:span text:style-name="T10">1) </text:span>it will be intercepted by the router validated and passed to the appropriate controller</text:p>
      <text:p text:style-name="P9"/>
      <text:p text:style-name="P12">admin_Person_edit_detail:</text:p>
      <text:p text:style-name="P12"><text:s text:c="4"/>path: /admin/person/detail/{pid}</text:p>
      <text:p text:style-name="P12"><text:s text:c="4"/>controller: AppBundle\Controller\AdminPersonController::edit </text:p>
      <text:p text:style-name="P9"/>
      <text:p text:style-name="P9"/>
      <text:p text:style-name="P9"><text:span text:style-name="T10">2) </text:span>Admin<text:span text:style-name="T10">P</text:span>erson<text:span text:style-name="T10">C</text:span>ontroller will call function Edit<text:span text:style-name="T10">()</text:span> with 123 as the parameter</text:p>
      <text:p text:style-name="P9"/>
      <text:p text:style-name="P14"/>
      <text:p text:style-name="P14"><text:s text:c="4"/>public function edit($pid)</text:p>
      <text:p text:style-name="P14"><text:s text:c="4"/>{</text:p>
      <text:p text:style-name="P14"/>
      <text:p text:style-name="P15"><text:s text:c="7"/>$person = $this→getDoctrine()→</text:p>
      <text:p text:style-name="P15"><text:s text:c="16"/>getRepository('AppBundle:Person')→findOne($pid); <text:span text:style-name="T6">(1)</text:span></text:p>
      <text:p text:style-name="P15"/>
      <text:p text:style-name="P14"><text:s text:c="7"/>$person = new Person();<text:span text:style-name="T6">(2)</text:span></text:p>
      <text:p text:style-name="P14"><text:s text:c="6"/></text:p>
      <text:p text:style-name="P14"><text:s text:c="7"/>$form = $this-&gt;createForm(PersonForm::class, $person);<text:span text:style-name="T6">(3)</text:span></text:p>
      <text:p text:style-name="P14"/>
      <text:p text:style-name="P14"><text:s text:c="7"/>return $this→render('person/edit.html.twig',(4)<text:span text:style-name="T7">(5)</text:span></text:p>
      <text:p text:style-name="P14"/>
      <text:p text:style-name="P14"><text:s text:c="4"/><text:span text:style-name="T6">}</text:span></text:p>
      <text:p text:style-name="P14"/>
      <text:p text:style-name="P14"/>
      <text:p text:style-name="P12"/>
      <text:p text:style-name="P9"/>
      <text:p text:style-name="P10">Within this function</text:p>
      <text:p text:style-name="P13"/>
      <text:p text:style-name="P13">(1) <text:s/>the repository (repository/Person.php) will be called to fetch data from the database.</text:p>
      <text:p text:style-name="P13">(2) <text:s/>the entity (entity/Person.php) will be used to create a new object</text:p>
      <text:p text:style-name="P13">(3) <text:s/>the form (form/PersonForm.php) will be called to specify the logical form content</text:p>
      <text:p text:style-name="P13">(4) <text:s/>the view (view/person/edit.html.twig ) will be called to lay out the user page</text:p>
      <text:p text:style-name="P13"><text:span text:style-name="T7">(5)</text:span> <text:s/>within the view <text:span text:style-name="T7">(</text:span>asset('/css/person/editone.css') <text:span text:style-name="T7">style sheet will be used to layout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6:10:11.897955143</meta:creation-date>
    <dc:date>2018-10-27T21:35:41.280804336</dc:date>
    <meta:editing-duration>PT4H48M44S</meta:editing-duration>
    <meta:editing-cycles>8</meta:editing-cycles>
    <meta:generator>LibreOffice/5.4.7.2$Linux_X86_64 LibreOffice_project/40$Build-2</meta:generator>
    <meta:document-statistic meta:table-count="0" meta:image-count="0" meta:object-count="0" meta:page-count="2" meta:paragraph-count="61" meta:word-count="320" meta:character-count="2462" meta:non-whitespace-character-count="2106"/>
  </office:meta>
</office:document-meta>
</file>